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0030" officeooo:paragraph-rsid="000a00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CIÓN</text:p>
      <text:p text:style-name="P1"/>
      <text:p text:style-name="P1">Algoritmo:</text:p>
      <text:p text:style-name="P1"/>
      <text:p text:style-name="P1">“Conjunto de pasos o instrucciones finito que se deben seguir para realizar una determinada tarea(un problema)”.</text:p>
      <text:p text:style-name="P1"/>
      <text:p text:style-name="P1">Programación paso a paso: Programación Estructurada</text:p>
      <text:p text:style-name="P1"/>
      <text:p text:style-name="P1">Diagrama de flujo: Los pasos a seguir se representa en caja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1:18:27.841029178</meta:creation-date>
    <dc:date>2020-09-23T14:23:13.328922378</dc:date>
    <meta:editing-duration>PT2H54M35S</meta:editing-duration>
    <meta:editing-cycles>1</meta:editing-cycles>
    <meta:document-statistic meta:table-count="0" meta:image-count="0" meta:object-count="0" meta:page-count="1" meta:paragraph-count="5" meta:word-count="35" meta:character-count="245" meta:non-whitespace-character-count="215"/>
    <meta:generator>LibreOffice/6.4.5.2$Linux_X86_64 LibreOffice_project/40$Build-2</meta:generator>
  </office:meta>
</office:document-meta>
</file>